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P1" style:family="paragraph" style:parent-style-name="Standard">
      <style:text-properties officeooo:rsid="0003c009" officeooo:paragraph-rsid="0003c009"/>
    </style:style>
    <style:style style:name="P2" style:family="paragraph" style:parent-style-name="Heading_20_2">
      <style:text-properties fo:font-variant="normal" fo:text-transform="none" style:font-name="Quicksand" fo:letter-spacing="normal" fo:font-style="normal" fo:font-weight="normal" officeooo:rsid="0003c009" officeooo:paragraph-rsid="0003c009"/>
    </style:style>
    <style:style style:name="P3" style:family="paragraph" style:parent-style-name="Standard">
      <style:text-properties officeooo:rsid="00046488" officeooo:paragraph-rsid="00046488"/>
    </style:style>
    <style:style style:name="P4" style:family="paragraph" style:parent-style-name="Heading_20_2">
      <style:text-properties fo:font-variant="normal" fo:text-transform="none" style:font-name="Quicksand" fo:letter-spacing="normal" fo:font-style="normal" fo:font-weight="normal" officeooo:rsid="00046488" officeooo:paragraph-rsid="00046488"/>
    </style:style>
    <style:style style:name="P5" style:family="paragraph" style:parent-style-name="Text_20_body" style:list-style-name="L1">
      <style:paragraph-properties fo:margin-left="0.794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officeooo:rsid="00046488"/>
    </style:style>
    <style:style style:name="P6" style:family="paragraph" style:parent-style-name="Text_20_body">
      <style:text-properties officeooo:rsid="00046488"/>
    </style:style>
    <style:style style:name="P7" style:family="paragraph" style:parent-style-name="Text_20_body">
      <style:text-properties fo:font-variant="normal" fo:text-transform="none" style:font-name="Quicksand" fo:letter-spacing="normal" fo:font-style="normal" fo:font-weight="normal" officeooo:rsid="00046488"/>
    </style:style>
    <style:style style:name="P8" style:family="paragraph" style:parent-style-name="Text_20_body">
      <style:text-properties fo:font-variant="normal" fo:text-transform="none" style:font-name="Quicksand" fo:letter-spacing="normal" fo:font-style="normal" fo:font-weight="normal" officeooo:rsid="00046488" officeooo:paragraph-rsid="00046488"/>
    </style:style>
    <style:style style:name="P9" style:family="paragraph" style:parent-style-name="Text_20_body">
      <style:text-properties style:font-name="Quicksand" officeooo:rsid="00046488" officeooo:paragraph-rsid="00046488"/>
    </style:style>
    <style:style style:name="P10" style:family="paragraph" style:parent-style-name="Heading_20_3">
      <style:text-properties fo:font-variant="normal" fo:text-transform="none" style:font-name="Quicksand" fo:letter-spacing="normal" fo:font-style="normal" fo:font-weight="normal" officeooo:rsid="00046488"/>
    </style:style>
    <style:style style:name="P11" style:family="paragraph" style:parent-style-name="Text_20_body" style:list-style-name="L2">
      <style:text-properties style:font-name="Quicksand" officeooo:rsid="00046488"/>
    </style:style>
    <style:style style:name="P12" style:family="paragraph" style:parent-style-name="Text_20_body" style:list-style-name="L3">
      <style:text-properties style:font-name="Quicksand" officeooo:rsid="00046488"/>
    </style:style>
    <style:style style:name="P13" style:family="paragraph" style:parent-style-name="Text_20_body" style:list-style-name="L4">
      <style:text-properties style:font-name="Quicksand" officeooo:rsid="00046488"/>
    </style:style>
    <style:style style:name="P14" style:family="paragraph" style:parent-style-name="Text_20_body" style:list-style-name="L5">
      <style:paragraph-properties fo:margin-left="0.794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officeooo:rsid="00046488"/>
    </style:style>
    <style:style style:name="P15" style:family="paragraph" style:parent-style-name="Text_20_body" style:list-style-name="L6">
      <style:paragraph-properties fo:margin-left="0.794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officeooo:rsid="00046488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jeto: Monitoramento de posições de ônibus em tempo real</text:p>
      <text:p text:style-name="P1"/>
      <text:h text:style-name="P2" text:outline-level="2"><text:bookmark text:name="1--objetivo-do-projeto"/>1. 🎯 Objetivo do projeto</text:h>
      <text:p text:style-name="P3">O objetivo do projeto, é explorar o apache kafka e ksql para explorar o envio de dados em tempo real.</text:p>
      <text:p text:style-name="P3"/>
      <text:h text:style-name="P4" text:outline-level="2"><text:bookmark text:name="2-️-tecnologias-utilizadas"/>2. 🛠️ Tecnologias utilizadas</text:h>
      <text:list text:style-name="L1">
        <text:list-header>
          <text:p text:style-name="P5"/>
        </text:list-header>
      </text:list>
      <text:h text:style-name="P4" text:outline-level="2"><text:bookmark text:name="3-️-arquitetura-da-solução"/>3. 🏗️ Arquitetura da solução</text:h>
      <text:p text:style-name="P6"><text:bookmark text:name="31---requisitos-funcionais"/><text:span text:style-name="T1">3.1 – 📌 Requisitos funcionais</text:span></text:p>
      <text:p text:style-name="P7"/>
      <text:p text:style-name="P8">Rf1- <text:s/>O sistema deve receber dados da Api da Sptrans em tempo real usando ksqlDB</text:p>
      <text:p text:style-name="P8">Rf2 – O sistema deve consumir mensagens de um tópico kafka;</text:p>
      <text:p text:style-name="P8">Rf3- O sistema deve calcular a quantidade de ônibus em operação por linha</text:p>
      <text:p text:style-name="P8">RF4: O sistema deve calcular a velocidade média de cada ônibus.</text:p>
      <text:p text:style-name="P9">RF5: O sistema deve calcular a velocidade média por linha.</text:p>
      <text:p text:style-name="P8">RF6: O sistema deve persistir os metadados, streams e tables do ksqlDB.</text:p>
      <text:p text:style-name="P9">RF7: O sistema deve armazenar os tópicos Kafka de forma durável para recuperação em caso de falha.</text:p>
      <text:p text:style-name="P9">RF8- O sistema deve disponibilizar, em um dashboard, um mapa para monitorar as posições dos ônibus em tempo real.</text:p>
      <text:p text:style-name="P8"/>
      <text:h text:style-name="P10" text:outline-level="3"><text:bookmark text:name="32--️-requisitos-não-funcionais"/>3.2 – ⚙️ Requisitos não funcionais</text:h>
      <text:p text:style-name="P7"><text:span text:style-name="Strong_20_Emphasis"/></text:p>
      <text:list text:style-name="L2">
        <text:list-header>
          <text:p text:style-name="P11">RNF1: O sistema deve processar mensagens em tempo real com latência inferior a 5 segundos.</text:p>
          <text:p text:style-name="P11">RNF2: O sistema deve suportar picos de até 10.000 mensagens por minuto sem perda de dados.</text:p>
        </text:list-header>
      </text:list>
      <text:list text:style-name="L3">
        <text:list-header>
          <text:p text:style-name="P12">RNF3: O sistema deve permitir adicionar nós Kafka ou containers ksqlDB sem downtime.</text:p>
          <text:p text:style-name="P12">RNF4: O sistema deve suportar crescimento da frota de ônibus e aumento de tópicos Kafka.</text:p>
        </text:list-header>
      </text:list>
      <text:list text:style-name="L4">
        <text:list-header>
          <text:p text:style-name="P13"><text:soft-page-break/>RNF5: O sistema deve ter tolerância a falhas do broker Kafka e reinicialização automática dos containers.</text:p>
          <text:p text:style-name="P13">RNF6: O sistema deve recuperar streams e tables do ksqlDB após falha ou reinício do container.</text:p>
        </text:list-header>
      </text:list>
      <text:p text:style-name="P7"/>
      <text:list text:style-name="L5">
        <text:list-header>
          <text:p text:style-name="P14"/>
        </text:list-header>
      </text:list>
      <text:h text:style-name="P10" text:outline-level="3"><text:bookmark text:name="33---diagrama-de-classes"/>3.3 – 📐 Diagrama de Classes</text:h>
      <text:p text:style-name="P6"><text:line-break/><text:bookmark text:name="34---padrões-de-projetos-utilizados"/><text:span text:style-name="T1">3.4 – 🧩 Padrões de Projetos Utilizados</text:span></text:p>
      <text:list text:style-name="L6">
        <text:list-header>
          <text:p text:style-name="P15"/>
        </text:list-header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20:45:31.086305236</meta:creation-date>
    <dc:date>2025-10-02T22:13:56.919455977</dc:date>
    <meta:editing-duration>PT6M1S</meta:editing-duration>
    <meta:editing-cycles>1</meta:editing-cycles>
    <meta:document-statistic meta:table-count="0" meta:image-count="0" meta:object-count="0" meta:page-count="2" meta:paragraph-count="26" meta:word-count="270" meta:character-count="1540" meta:non-whitespace-character-count="1295"/>
    <meta:generator>LibreOffice/25.2.2.2$Linux_X86_64 LibreOffice_project/520$Build-2</meta:generator>
  </office:meta>
</office:document-meta>
</file>